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fo:min-height="3.669cm"/>
    </style:style>
    <style:style style:name="pr8" style:family="presentation" style:parent-style-name="Master1-Layout2-obj-Title-and-Content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3.88cm" svg:height="3.669cm" svg:x="1.881cm" svg:y="1.693cm" presentation:class="title" presentation:placeholder="true" presentation:user-transformed="true">
          <draw:text-box/>
        </draw:frame>
        <draw:frame draw:name="Content Placeholder 2" presentation:style-name="pr5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draw:frame presentation:style-name="pr7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8" draw:layer="layout" svg:width="14.873cm" svg:height="5.269cm" svg:x="1.693cm" svg:y="4.457cm" presentation:class="outline" presentation:placeholder="true">
          <draw:text-box/>
        </draw:frame>
        <draw:frame presentation:style-name="pr8" draw:layer="layout" svg:width="14.873cm" svg:height="5.269cm" svg:x="17.311cm" svg:y="4.457cm" presentation:class="outline" presentation:placeholder="true">
          <draw:text-box/>
        </draw:frame>
        <draw:frame presentation:style-name="pr8" draw:layer="layout" svg:width="14.873cm" svg:height="5.269cm" svg:x="17.311cm" svg:y="10.228cm" presentation:class="outline" presentation:placeholder="true">
          <draw:text-box/>
        </draw:frame>
        <draw:frame presentation:style-name="pr8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draw:frame presentation:style-name="pr7" draw:layer="layout" svg:width="23.88cm" svg:height="3.669cm" svg:x="1.881cm" svg:y="1.693cm" presentation:class="title" presentation:placeholder="true">
          <draw:text-box/>
        </draw:frame>
        <draw:frame presentation:style-name="pr8" draw:layer="layout" svg:width="14.873cm" svg:height="5.269cm" svg:x="1.693cm" svg:y="4.457cm" presentation:class="outline" presentation:placeholder="true">
          <draw:text-box/>
        </draw:frame>
        <draw:frame presentation:style-name="pr8" draw:layer="layout" svg:width="14.873cm" svg:height="5.269cm" svg:x="17.311cm" svg:y="4.457cm" presentation:class="outline" presentation:placeholder="true">
          <draw:text-box/>
        </draw:frame>
        <draw:frame presentation:style-name="pr8" draw:layer="layout" svg:width="14.873cm" svg:height="5.269cm" svg:x="17.311cm" svg:y="10.228cm" presentation:class="outline" presentation:placeholder="true">
          <draw:text-box/>
        </draw:frame>
        <draw:frame presentation:style-name="pr8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draw:frame presentation:style-name="pr7" draw:layer="layout" svg:width="23.88cm" svg:height="3.669cm" svg:x="1.881cm" svg:y="1.693cm" presentation:class="title" presentation:placeholder="true">
          <draw:text-box/>
        </draw:frame>
        <draw:frame presentation:style-name="pr8" draw:layer="layout" svg:width="14.873cm" svg:height="5.269cm" svg:x="1.693cm" svg:y="4.457cm" presentation:class="outline" presentation:placeholder="true">
          <draw:text-box/>
        </draw:frame>
        <draw:frame presentation:style-name="pr8" draw:layer="layout" svg:width="14.873cm" svg:height="5.269cm" svg:x="17.311cm" svg:y="4.457cm" presentation:class="outline" presentation:placeholder="true">
          <draw:text-box/>
        </draw:frame>
        <draw:frame presentation:style-name="pr8" draw:layer="layout" svg:width="14.873cm" svg:height="5.269cm" svg:x="17.311cm" svg:y="10.228cm" presentation:class="outline" presentation:placeholder="true">
          <draw:text-box/>
        </draw:frame>
        <draw:frame presentation:style-name="pr8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draw:frame presentation:style-name="pr7" draw:layer="layout" svg:width="23.88cm" svg:height="3.669cm" svg:x="1.881cm" svg:y="1.693cm" presentation:class="title" presentation:placeholder="true">
          <draw:text-box/>
        </draw:frame>
        <draw:frame presentation:style-name="pr8" draw:layer="layout" svg:width="14.873cm" svg:height="5.269cm" svg:x="1.693cm" svg:y="4.457cm" presentation:class="outline" presentation:placeholder="true">
          <draw:text-box/>
        </draw:frame>
        <draw:frame presentation:style-name="pr8" draw:layer="layout" svg:width="14.873cm" svg:height="5.269cm" svg:x="17.311cm" svg:y="4.457cm" presentation:class="outline" presentation:placeholder="true">
          <draw:text-box/>
        </draw:frame>
        <draw:frame presentation:style-name="pr8" draw:layer="layout" svg:width="14.873cm" svg:height="5.269cm" svg:x="17.311cm" svg:y="10.228cm" presentation:class="outline" presentation:placeholder="true">
          <draw:text-box/>
        </draw:frame>
        <draw:frame presentation:style-name="pr8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draw:frame presentation:style-name="pr7" draw:layer="layout" svg:width="23.88cm" svg:height="3.669cm" svg:x="1.881cm" svg:y="1.693cm" presentation:class="title" presentation:placeholder="true">
          <draw:text-box/>
        </draw:frame>
        <draw:frame presentation:style-name="pr8" draw:layer="layout" svg:width="14.873cm" svg:height="5.269cm" svg:x="1.693cm" svg:y="4.457cm" presentation:class="outline" presentation:placeholder="true">
          <draw:text-box/>
        </draw:frame>
        <draw:frame presentation:style-name="pr8" draw:layer="layout" svg:width="14.873cm" svg:height="5.269cm" svg:x="17.311cm" svg:y="4.457cm" presentation:class="outline" presentation:placeholder="true">
          <draw:text-box/>
        </draw:frame>
        <draw:frame presentation:style-name="pr8" draw:layer="layout" svg:width="14.873cm" svg:height="5.269cm" svg:x="17.311cm" svg:y="10.228cm" presentation:class="outline" presentation:placeholder="true">
          <draw:text-box/>
        </draw:frame>
        <draw:frame presentation:style-name="pr8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Facet" style:page-layout-name="PM1" draw:style-name="Mdp1"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3">
            <text:list-item>
              <text:p text:style-name="MP15"><text:span text:style-name="MT2">Click to edit Master text styles</text:span></text:p>
              <text:list>
                <text:list-item>
                  <text:p text:style-name="MP16"><text:span text:style-name="MT3">Second level</text:span></text:p>
                  <text:list>
                    <text:list-item>
                      <text:p text:style-name="MP17"><text:span text:style-name="MT4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8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9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3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7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3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3">
            <text:list-item>
              <text:p text:style-name="MP22"><text:span text:style-name="MT4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4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3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3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cust-Title-and-Caption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3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cust-Title-and-Caption-title" draw:layer="backgroundobjects" svg:width="0cm" svg:height="0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cust-Quote-with-Capti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3">
            <text:list-item>
              <text:p text:style-name="MP22"><text:span text:style-name="MT16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7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7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7">”</text:span></text:p>
        </draw:text-box>
      </draw:frame>
      <presentation:notes style:page-layout-name="PM0">
        <draw:page-thumbnail presentation:style-name="Master1-Layout11-cust-Quote-with-Caption-title" draw:layer="backgroundobjects" svg:width="0cm" svg:height="0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2-cust-Name-Card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5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3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2-cust-Name-Card-title" draw:layer="backgroundobjects" svg:width="0cm" svg:height="0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3-cust-Quote-Name-Card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3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7">
            <text:list-item>
              <text:p text:style-name="MP22"><text:span text:style-name="MT9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7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7">”</text:span></text:p>
        </draw:text-box>
      </draw:frame>
      <presentation:notes style:page-layout-name="PM0">
        <draw:page-thumbnail presentation:style-name="Master1-Layout13-cust-Quote-Name-Card-title" draw:layer="backgroundobjects" svg:width="0cm" svg:height="0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4-cust-True-or-False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3">
            <text:list-item>
              <text:p text:style-name="MP22"><text:span text:style-name="MT14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7">
            <text:list-item>
              <text:p text:style-name="MP22"><text:span text:style-name="MT9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4-cust-True-or-False-title" draw:layer="backgroundobjects" svg:width="0cm" svg:height="0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5-vertTx-Title-and-Vertical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3">
            <text:list-item>
              <text:p text:style-name="MP15"><text:span text:style-name="MT2">Click to edit Master text styles</text:span></text:p>
              <text:list>
                <text:list-item>
                  <text:p text:style-name="MP16"><text:span text:style-name="MT3">Second level</text:span></text:p>
                  <text:list>
                    <text:list-item>
                      <text:p text:style-name="MP17"><text:span text:style-name="MT4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5-vertTx-Title-and-Vertical-Text-title" draw:layer="backgroundobjects" svg:width="0cm" svg:height="0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6-vertTitleAndTx-Vertical-Title-and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1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3">
            <text:list-item>
              <text:p text:style-name="MP15"><text:span text:style-name="MT2">Click to edit Master text styles</text:span></text:p>
              <text:list>
                <text:list-item>
                  <text:p text:style-name="MP16"><text:span text:style-name="MT3">Second level</text:span></text:p>
                  <text:list>
                    <text:list-item>
                      <text:p text:style-name="MP17"><text:span text:style-name="MT4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6-vertTitleAndTx-Vertical-Title-and-Text-title" draw:layer="backgroundobjects" svg:width="0cm" svg:height="0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Amorphous MgO Triple Junctions</dc:title>
    <meta:initial-creator>Oliver Thomas</meta:initial-creator>
    <dc:creator>oliver thomas</dc:creator>
    <meta:creation-date>2016-07-09T21:17:47Z</meta:creation-date>
    <dc:date>2016-07-11T20:37:58.617732003</dc:date>
    <meta:editing-cycles>2</meta:editing-cycles>
    <meta:editing-duration>PT11M59S</meta:editing-duration>
    <meta:document-statistic meta:object-count="439"/>
    <meta:template xlink:type="simple" xlink:actuate="onRequest" xlink:title="" xlink:href="../../../Downloads/Amorphous%20MgO%20Triple%20Junctions.odp/Facet"/>
  </office:meta>
</office:document-meta>
</file>